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alomesto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Velkomesto</text:p>
          </table:table-cell>
          <table:table-cell table:number-columns-repeated="7"/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14:57:23.286958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21T15:04:30.514811411</dc:date>
    <meta:editing-duration>PT5H14M35S</meta:editing-duration>
    <meta:editing-cycles>42</meta:editing-cycles>
    <meta:generator>LibreOffice/5.1.6.2$Linux_X86_64 LibreOffice_project/10m0$Build-2</meta:generator>
    <meta:document-statistic meta:table-count="6" meta:cell-count="849" meta:object-count="0"/>
  </office:meta>
</office:document-meta>
</file>